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5cm" fo:min-width="4.3cm"/>
      <style:paragraph-properties style:writing-mode="lr-tb"/>
    </style:style>
    <style:style style:name="gr2" style:family="graphic" style:parent-style-name="standard">
      <style:graphic-properties draw:fill-color="#fff9c4" draw:textarea-horizontal-align="justify" draw:textarea-vertical-align="middle" draw:auto-grow-height="false" fo:min-height="4.75cm" fo:min-width="5cm"/>
      <style:paragraph-properties style:writing-mode="lr-tb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9c4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8cm" svg:height="4.6cm" svg:x="2.1cm" svg:y="2.4cm">
          <text:p text:style-name="P1">Objetivos:</text:p>
          <text:p text:style-name="P1">Determinar efectos de estrés hídric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cm" svg:height="5cm" svg:x="8.5cm" svg:y="2.2cm">
          <text:p text:style-name="P1">Factores a manipular:</text:p>
          <text:p text:style-name="P1">Agua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9cm" svg:y1="4.7cm" svg:x2="8.5cm" svg:y2="4.7cm" draw:start-shape="id1" draw:start-glue-point="1" draw:end-shape="id2" draw:end-glue-point="3" svg:d="M6900 4700h1600" svg:viewBox="0 0 16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3-01-09T13:44:51.538804626</meta:creation-date>
    <dc:date>2023-01-09T13:47:26.994914219</dc:date>
    <dc:creator>Gerardo A. Martín</dc:creator>
    <meta:editing-duration>PT2M37S</meta:editing-duration>
    <meta:editing-cycles>1</meta:editing-cycles>
    <meta:document-statistic meta:object-count="3"/>
    <meta:generator>LibreOffice/7.3.7.2$Linux_X86_64 LibreOffice_project/30$Build-2</meta:generator>
  </office:meta>
</office:document-meta>
</file>